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8cm"/>
    </style:style>
    <style:style style:name="co2" style:family="table-column">
      <style:table-column-properties fo:break-before="auto" style:column-width="31.0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imese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MIXED AND AUGMENTED REALITY (ISMAR)</text:p>
          </table:table-cell>
          <table:table-cell office:value-type="string" calcext:value-type="string">
            <text:p>Directed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ROBOTICS AND AUTOMATION (ICRA)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SYSTEMS MAN AND CYBERNETICS (SMC)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RAS &amp; EMBS INTERNATIONAL CONFERENCE ON BIOMEDICAL ROBOTICS AND BIOMECHATRONICS (BIOROB)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/ASME INTERNATIONAL CONFERENCE ON ADVANCED INTELLIGENT MECHATRONICS (AIM): MECHATRONICS FOR HUMAN WELLBEING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AN AMERICAN HEALTH CARE EXCHANGES (PAHCE)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  <table:table-cell office:value-type="string" calcext:value-type="string">
            <text:p>Directed</text:p>
          </table:table-cell>
          <table:table-cell office:value-type="float" office:value="1013" calcext:value-type="float">
            <text:p>10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ELECTRONICS AND NANOTECHNOLOGY (ELNANO)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ROBOTICS AND AUTOMATION (ICRA)</text:p>
          </table:table-cell>
          <table:table-cell office:value-type="string" calcext:value-type="string">
            <text:p>Directed</text:p>
          </table:table-cell>
          <table:table-cell office:value-type="float" office:value="1127" calcext:value-type="float">
            <text:p>1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SENSORS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WEARABLE AND IMPLANTABLE BODY SENSOR NETWORKS (BSN)</text:p>
          </table:table-cell>
          <table:table-cell office:value-type="string" calcext:value-type="string">
            <text:p>Directed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/RSJ INTERNATIONAL CONFERENCE ON INTELLIGENT ROBOTS AND SYSTEMS (IROS)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EEE/RSJ INTERNATIONAL CONFERENCE ON INTELLIGENT ROBOTS AND SYSTEMS (IROS)</text:p>
          </table:table-cell>
          <table:table-cell office:value-type="string" calcext:value-type="string">
            <text:p>Directed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IEEE/RSJ INTERNATIONAL CONFERENCE ON INTELLIGENT ROBOTS AND SYSTEMS (IROS)</text:p>
          </table:table-cell>
          <table:table-cell office:value-type="string" calcext:value-type="string">
            <text:p>Directed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YMPOSIUM ON VIRTUAL AND AUGMENTED REALITY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CONFERENCE ON INFORMATION FUSION (FUSION)</text:p>
          </table:table-cell>
          <table:table-cell office:value-type="string" calcext:value-type="string">
            <text:p>Directed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ROBOTICS AND MANUFACTURING AUTOMATION (ROMA)</text:p>
          </table:table-cell>
          <table:table-cell office:value-type="string" calcext:value-type="string">
            <text:p>Directed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EMBS INTERNATIONAL CONFERENCE ON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CONFERENCE ON INDUSTRIAL TECHNOLOGY (ICIT)</text:p>
          </table:table-cell>
          <table:table-cell office:value-type="string" calcext:value-type="string">
            <text:p>Directed</text:p>
          </table:table-cell>
          <table:table-cell office:value-type="float" office:value="1126" calcext:value-type="float">
            <text:p>1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CONFERENCE ON UBIQUITOUS AND FUTURE NETWORKS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INERTIAL SENSORS &amp; SYSTEMS</text:p>
          </table:table-cell>
          <table:table-cell office:value-type="string" calcext:value-type="string">
            <text:p>Directed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CONGRESS ON EVOLUTIONARY COMPUTATION (CEC)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IEEE INTERNATIONAL SYMPOSIUM ON CONSUMER TECHNOLOGIES (ISCT)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WORKSHOP ON ADVANCES IN SENSORS AND INTERFACES (IWASI)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 RAS/EMBS INTERNATIONAL CONFERENCE FOR BIOMEDICAL ROBOTICS AND BIOMECHATRONICS (BIOROB)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EEE INTERNATIONAL SYMPOSIUM ON MEDICAL MEASUREMENTS AND APPLICATIONS (MEMEA)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INTERNATIONAL SYMPOSIUM ON MEDICAL MEASUREMENTS AND APPLICATIONS (MEMEA)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EEE/RSJ INTERNATIONAL CONFERENCE ON INTELLIGENT ROBOTS AND SYSTEMS (IROS)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CM TRANSACTIONS ON SENSOR NETWORKS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CTA MEDICA OKAYAMA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CTA ONCOLOGICA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ACTA ORTHOPAEDICA ET TRAUMATOLOGICA TURCICA</text:p>
          </table:table-cell>
          <table:table-cell office:value-type="string" calcext:value-type="string">
            <text:p>Directed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CTA ORTOPEDICA BRASILEIRA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CTA ORTOPEDICA BRASILEIRA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ADVANCED ENGINEERING MATERIALS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DVANCED MATERIALS DESIGN AND MECHANICS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ADVANCES IN SHOULDER SURGERY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TIC RESONANCE IN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99 IEEE NUCLEAR SCIENCE SYMPOSIUM - CONFERENCE RECORD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AM JOURNAL ON OPTIMIZA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PATTERN ANALYSIS AND MACHINE INTELLIGENC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S 1-3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 JOURNAL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ZOOLOGY PART A-ECOLOGICAL AND INTEGRATIVE PHYS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AMERICAN JOURNAL OF HUMAN BIOLOGY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MERICAN JOURNAL OF PHYSICAL ANTHROPOLOGY</text:p>
          </table:table-cell>
          <table:table-cell office:value-type="string" calcext:value-type="string">
            <text:p>Directed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31" calcext:value-type="float">
            <text:p>103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ANNALS OF MEDICINE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APPLIED SCIENCES-BASEL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PPLIED SCIENCES-BASEL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CHIVES OF BONE AND JOINT SURGERY-ABJS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59" calcext:value-type="float">
            <text:p>10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THRITIS &amp; RHEUMATISM-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ARTHRITIS &amp; RHEUMATISM-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ARTHRITIS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ASIAN SPINE JOURNAL</text:p>
          </table:table-cell>
          <table:table-cell office:value-type="string" calcext:value-type="string">
            <text:p>Directed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NADIAN ASSOCIATION OF RADIOLOGISTS JOURNAL-JOURNAL DE L ASSOCIATION CANADIENNE DES RADIOLOGISTE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PTUAL AND MOTOR SKILL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S SCIENCE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INFORMATICS AND BIOMEDICAL ENGINEERING (IWBBIO 2019)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IOMED RESEARCH INTERNATIONAL</text:p>
          </table:table-cell>
          <table:table-cell office:value-type="string" calcext:value-type="string">
            <text:p>Directed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IOMEDICAL ENGINEERING ONLINE</text:p>
          </table:table-cell>
          <table:table-cell office:value-type="string" calcext:value-type="string">
            <text:p>Directed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IOMEDICAL ENGINEERING-APPLICATIONS BASIS COMMUNICATIONS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BIOMEDICAL SIGNAL PROCESSING AND CONTROL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IOMEDICAL SIGNAL PROCESSING AND CONTROL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BIOMEDIZINISCHE TECHNIK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IORESEARCH OPEN ACCESS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BMC MEDICAL IMAGING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MC MEDICAL IMAGING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BMC NEUROLOGY</text:p>
          </table:table-cell>
          <table:table-cell office:value-type="string" calcext:value-type="string">
            <text:p>Directed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BMC NEUROLOGY</text:p>
          </table:table-cell>
          <table:table-cell office:value-type="string" calcext:value-type="string">
            <text:p>Directed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MC PEDIATRICS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MC SPORTS SCIENCE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BRAIN RESEARCH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1102" calcext:value-type="float">
            <text:p>110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Directed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Directed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Directed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AHIERS DE PSYCHOLOGIE COGNITIVE-CURRENT PSYCHOLOGY OF COGNITION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NE &amp; JOINT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CHILDS NERVOUS SYSTEM</text:p>
          </table:table-cell>
          <table:table-cell office:value-type="string" calcext:value-type="string">
            <text:p>Directed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AND EXPERIMENTAL HEALTH SCIENCES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091" calcext:value-type="float">
            <text:p>10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1137" calcext:value-type="float">
            <text:p>113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Directed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MEDICINE INSIGHTS-ARTHRITIS AND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NEUROLOGY AND NEUROSURGERY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LINICAL NEUROPHYSIOLOGY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2018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LINICAL PHYSIOLOGY AND FUNCTIONAL IMAGING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 AIDED SURGERY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GRAPHICS FORUM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58" calcext:value-type="float">
            <text:p>9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COMPUTERS IN BIOLOGY AND MEDICINE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COPD-JOURNAL OF CHRONIC OBSTRUCTIVE PULMONARY DISEASE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CURRENT ORTHOPAEDICS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JURY-INTERNATIONAL JOURNAL OF THE CARE OF THE INJURED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STATIST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OTOR BEHAVIOR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LOGIC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DIAGNOSTICS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86" calcext:value-type="float">
            <text:p>10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QUINE VETERINARY JOURNAL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QUINE VETERINARY JOURNAL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934" calcext:value-type="float">
            <text:p>9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EUROPEAN JOURNAL OF PAEDIATRIC NEUROLOGY</text:p>
          </table:table-cell>
          <table:table-cell office:value-type="string" calcext:value-type="string">
            <text:p>Directed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EUROPEAN SPINE JOURNAL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EXPERIMENTAL BRAIN RESEARCH</text:p>
          </table:table-cell>
          <table:table-cell office:value-type="string" calcext:value-type="string">
            <text:p>Directed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EXPERT REVIEW OF MEDICAL DEVICES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EXPERT REVIEW OF MEDICAL DEVICES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HEUMATOLOG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ITIS AND RHEUMATISM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FOOT &amp; ANKLE INTERNATIONAL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FRONTIERS IN NEUROLOGY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FRONTIERS IN NEUROROBOTICS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016" calcext:value-type="float">
            <text:p>10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GAIT AND POSTURE</text:p>
          </table:table-cell>
          <table:table-cell office:value-type="string" calcext:value-type="string">
            <text:p>Directed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GAZZETTA MEDICA ITALIANA ARCHIVIO PER LE SCIENZE MEDICHE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GLAND SURGERY</text:p>
          </table:table-cell>
          <table:table-cell office:value-type="string" calcext:value-type="string">
            <text:p>Directed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MENTAL DEFICIENC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BODY SYSTEM DYNAM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 BONE JOINT SUR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ES THE ASSESSOR’S EXPERIENCE MATTER WHEN WE EVALUATE THE KINEMATICS OF THE UPPER LIMB?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AND SPORTS PHYSICAL THERAP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 IN SPORT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CES IN ROBOT KINEMAT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ADIAN JOURNAL OF APPLIED PHYSIOLOG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AND POSTUR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HAND CLINICS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NURSING STUDIE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NEUR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NATIONAL JOURNAL OF 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TOR CONTROL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A-JOURNAL OF THE AMERICAN MEDICAL ASSOCI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HEALTHYIOT 2016</text:p>
          </table:table-cell>
          <table:table-cell office:value-type="string" calcext:value-type="string">
            <text:p>Directed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STIC AND RECONSTRUCTIVE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BSTETRICIA ET GYNECOLOGICA SCANDINAVICA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E DE CHIRURGIE ORTHOPEDIQUE ET REPARATRICE DE L APPAREIL MOTEUR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PROBLEMS IN PEDIATRIC AND ADOLESCENT HEALTH CA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EEE AEROSPACE AND ELECTRONIC SYSTEMS MAGAZIN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SURGERY CLINICS OF NORTH AMERICA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HUMAN FACTORS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HUMAN FACTORS AND ERGONOMICS IN MANUFACTURING &amp; SERVICE INDUSTRIES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-PERCEPTION</text:p>
          </table:table-cell>
          <table:table-cell office:value-type="string" calcext:value-type="string">
            <text:p>Directed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CIAR 2014</text:p>
          </table:table-cell>
          <table:table-cell office:value-type="string" calcext:value-type="string">
            <text:p>Directed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IEEE INTERNATIONAL CONFERENCE ON INTELLIGENT ROBOTS AND SYSTEMS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EEE JOURNAL OF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JOURNAL OF BIOMEDICAL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SENSORS JOURNAL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INSTRUMENTATION AND MEASUREMENT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IEEE TRANSACTIONS ON INSTRUMENTATION AND MEASUREMENT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Directed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EEE TRANSACTIONS ON NEURAL SYSTEMS AND REHABILITATION ENGINEERING</text:p>
          </table:table-cell>
          <table:table-cell office:value-type="string" calcext:value-type="string">
            <text:p>Directed</text:p>
          </table:table-cell>
          <table:table-cell office:value-type="float" office:value="921" calcext:value-type="float">
            <text:p>9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ISE TRANSACTIONS ON OCCUPATIONAL ERGONOMICS &amp; HUMAN FACTORS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EDICAL ENGINEERING &amp; TECHNOLOGY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MAGE ANALYSIS AND RECOGNITION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MAGE ANALYSIS: 17TH SCANDINAVIAN CONFERENCE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INFANT BEHAVIOR &amp; DEVELOPMENT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GRATIVE ORGANISMAL BIOLOGY</text:p>
          </table:table-cell>
          <table:table-cell office:value-type="string" calcext:value-type="string">
            <text:p>Directed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ARCHIVES OF OCCUPATIONAL AND ENVIRONMENTAL HEALTH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TERNATIONAL JOURNAL OF ADVANCED ROBOTIC SYSTEMS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NTERNATIONAL JOURNAL OF ATHLETIC THERAPY &amp; TRAINING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RNATIONAL JOURNAL OF COMPUTER ASSISTED RADIOLOGY AND SURGERY</text:p>
          </table:table-cell>
          <table:table-cell office:value-type="string" calcext:value-type="string">
            <text:p>Directed</text:p>
          </table:table-cell>
          <table:table-cell office:value-type="float" office:value="1079" calcext:value-type="float">
            <text:p>10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Directed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INTERNATIONAL JOURNAL OF HUMANOID ROBOTICS</text:p>
          </table:table-cell>
          <table:table-cell office:value-type="string" calcext:value-type="string">
            <text:p>Directed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INTERNATIONAL JOURNAL OF LEGAL MEDICINE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OCCUPATIONAL SAFETY AND ERGONOMICS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TERNATIONAL JOURNAL OF OSTEOPATHIC MEDICINE</text:p>
          </table:table-cell>
          <table:table-cell office:value-type="string" calcext:value-type="string">
            <text:p>Directed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NTERNATIONAL JOURNAL OF OSTEOPATHIC MEDICINE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PRECISION ENGINEERING AND MANUFACTURING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REHABILITATION RESEARCH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INTERNATIONAL JOURNAL OF SHOULDER SURGERY</text:p>
          </table:table-cell>
          <table:table-cell office:value-type="string" calcext:value-type="string">
            <text:p>Directed</text:p>
          </table:table-cell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INTERNATIONAL MECHANICAL ENGINEERING CONGRESS AND EXPOSITION - 2012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INTERNATIONAL ORTHOPAEDICS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INTERNET OF THINGS TECHNOLOGIES FOR HEALTHCARE</text:p>
          </table:table-cell>
          <table:table-cell office:value-type="string" calcext:value-type="string">
            <text:p>Directed</text:p>
          </table:table-cell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IRANIAN JOURNAL OF PUBLIC HEALTH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IRANIAN JOURNAL OF RADIOLOGY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IRANIAN REHABILITATION JOURNAL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IUTAM SYMPOSIUM ON HUMAN BODY DYNAMICS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APANESE JOURNAL OF PHYSICAL FITNESS AND SPORTS MEDICINE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MEDICINE AND REHABILITATION CLINICS OF NORTH AMERICA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BJS REVIEWS</text:p>
          </table:table-cell>
          <table:table-cell office:value-type="string" calcext:value-type="string">
            <text:p>Directed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CUPUNCTURE AND TUINA SCIENCE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APPLIED CLINICAL MEDICAL PHYSICS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ARTHROPLASTY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1132" calcext:value-type="float">
            <text:p>11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er 201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nçalves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holson 201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14" calcext:value-type="float">
            <text:p>1014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27" calcext:value-type="float">
            <text:p>10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g 2019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095" calcext:value-type="float">
            <text:p>1095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103" calcext:value-type="float">
            <text:p>110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BURN CARE &amp; RESEARCH</text:p>
          </table:table-cell>
          <table:table-cell office:value-type="string" calcext:value-type="string">
            <text:p>Directed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CANCER SURVIVORSHIP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CHILD NEUROLOGY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CHIROPRACTIC MEDICINE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CHIROPRACTIC MEDICINE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CLINICAL MEDICINE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Directed</text:p>
          </table:table-cell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COMPUTER ASSISTED TOMOGRAPHY</text:p>
          </table:table-cell>
          <table:table-cell office:value-type="string" calcext:value-type="string">
            <text:p>Directed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DAIRY SCIENCE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icholson 201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reatti 2015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49" calcext:value-type="float">
            <text:p>9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67" calcext:value-type="float">
            <text:p>9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EXERCISE REHABILITATION</text:p>
          </table:table-cell>
          <table:table-cell office:value-type="string" calcext:value-type="string">
            <text:p>Directed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JOURNAL OF EXPERIMENTAL ORTHOPAEDICS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EXPERIMENTAL ZOOLOGY PART A-ECOLOGICAL AND INTEGRATIVE PHYSIOLOGY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FELINE MEDICINE AND SURGERY</text:p>
          </table:table-cell>
          <table:table-cell office:value-type="string" calcext:value-type="string">
            <text:p>Directed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FOOT &amp; ANKLE SURGERY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FOOT AND ANKLE RESEARCH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HAND SURGERY-EUROPEAN VOLUME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HAND SURGERY-EUROPEAN VOLUME</text:p>
          </table:table-cell>
          <table:table-cell office:value-type="string" calcext:value-type="string">
            <text:p>Directed</text:p>
          </table:table-cell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ANUAL &amp; MANIPULATIVE THERAPY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MECHAN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MECHANISMS AND ROBOTICS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JOURNAL OF MEDICAL AND BIOLOGICAL ENGINEERING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MEDICAL DEVICES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MEDICAL DEVICES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MEDICAL IMAGING AND HEALTH INFORMATICS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MEDICAL SYSTEMS</text:p>
          </table:table-cell>
          <table:table-cell office:value-type="string" calcext:value-type="string">
            <text:p>Directed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MOTOR LEARNING AND DEVELOPMENT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öglund 2021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05" calcext:value-type="float">
            <text:p>90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NEUROSCIENCES IN RURAL PRACTICE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NEUROSURGERY-SPINE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NEUROSURGERY-SPINE</text:p>
          </table:table-cell>
          <table:table-cell office:value-type="string" calcext:value-type="string">
            <text:p>Directed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CCUPATIONAL HEALTH</text:p>
          </table:table-cell>
          <table:table-cell office:value-type="string" calcext:value-type="string">
            <text:p>Directed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CCUPATIONAL REHABILITATION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AL AND MAXILLOFACIAL SURGERY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ORTHOPAEDIC AND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ORTHOPAEDIC AND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09" calcext:value-type="float">
            <text:p>9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961" calcext:value-type="float">
            <text:p>9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SURGERY</text:p>
          </table:table-cell>
          <table:table-cell office:value-type="string" calcext:value-type="string">
            <text:p>Directed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Directed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REHABILITATION AND ASSISTIVE TECHNOLOGIES ENGINEERING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REHABILITATION AND ASSISTIVE TECHNOLOGIES ENGINEERING</text:p>
          </table:table-cell>
          <table:table-cell office:value-type="string" calcext:value-type="string">
            <text:p>Directed</text:p>
          </table:table-cell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1097" calcext:value-type="float">
            <text:p>10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PINAL CORD MEDICINE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130" calcext:value-type="float">
            <text:p>11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ner 2016</text:p>
          </table:table-cell>
          <table:table-cell office:value-type="string" calcext:value-type="string">
            <text:p>JOURNAL OF TAIBAH UNIVERSITY MEDICAL SCIENCES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URNAL OF VOICE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URNAL OF WRIST SURGERY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lz 2020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JSES INTERNATIONAL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NE VETERINARY JOURNAL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AL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1134" calcext:value-type="float">
            <text:p>1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 &amp; JOINT JOURNAL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TH INTERNATIONAL CONFERENCE ON CIVIL AND ENVIRONMENTAL ENGINEERING FOR SUSTAINABILITY (ICONCEES 2017)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THE BELGIAN SOCIETY OF RADIOLOG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GUIDANCE CONTROL AND DYNAM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ONC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COLLEGE OF CARD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CLE &amp; NERV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AGNETIC RESONANCE IMAGING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-EUROPEAN VOLUM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RNATIONAL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OBSTETRICS AND GYNEC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S NERVOUS SYSTEM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URGERY-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CHANISM AND MACHINE THEORY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aheen 2011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82" calcext:value-type="float">
            <text:p>108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MEDICAL AND BIOLOGICAL ENGINEERING AND COMPUTING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son 201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chardson 2017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ingo 201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sen 2019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906" calcext:value-type="float">
            <text:p>9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MEDICAL ENGINEERING AND PHYSICS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MEDICAL IMAGE ANALYSIS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IMAGING 2012: IMAGE PROCESSING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IMAGING 2013: PHYSICS OF MEDICAL IMAGING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MEDICAL PHYSICS</text:p>
          </table:table-cell>
          <table:table-cell office:value-type="string" calcext:value-type="string">
            <text:p>Directed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MEDICINA DELLO SPORT</text:p>
          </table:table-cell>
          <table:table-cell office:value-type="string" calcext:value-type="string">
            <text:p>Directed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rected</text:p>
          </table:table-cell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ISTICAL SCIENCE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NURSING &amp; HEALT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OMEDIZINISCHE TECHNIK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H. MATH-PHYS. CL. D. K. SÄCHS GESELLSCH. D. WISS.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E DE CHIRURGIE ORTHOPEDIQUE ET REPARATRICE DE L'APPAREIL MOTEUR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JOURNAL OF BONE AND JOINT SURGERY. AMERICAN VOLUM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 BONE JOINT SURG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HOULDER: RUPTURE OF THE SUPRASPINATUS TENDON AND OTHER LESIONS IN OR ABOUT THE SUBACROMIAL BURSA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 J AUST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 - SERIES A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AND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GERY OF THE SHOULDER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ULDER PAI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MERICAN JOURNAL OF SPORTS MEDICIN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AUGURAL DISSER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FTE ZUR UNFALLHEILKUND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Y OF SHOULDER MECHANISM: DESCRIPTIVE AND APPLIED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ILITARY MEDICINE</text:p>
          </table:table-cell>
          <table:table-cell office:value-type="string" calcext:value-type="string">
            <text:p>Directed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OBICOM'18: PROCEEDINGS OF THE 24TH ANNUAL INTERNATIONAL CONFERENCE ON MOBILE COMPUTING AND NETWORKING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ODELLING IN MEDICINE AND BIOLOGY VIII</text:p>
          </table:table-cell>
          <table:table-cell office:value-type="string" calcext:value-type="string">
            <text:p>Directed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MOTOR CONTROL</text:p>
          </table:table-cell>
          <table:table-cell office:value-type="string" calcext:value-type="string">
            <text:p>Directed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MOVEMENT DISORDERS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IZED MEDICAL IMAGING AND GRAPH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ZOOLOGY PART A-ECOLOGICAL AND INTEGRATIVE PHYSIOLOGY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 2019</text:p>
          </table:table-cell>
          <table:table-cell office:value-type="string" calcext:value-type="string">
            <text:p>MSKMUSKULOSKELETTALE PHYSIOTHERAPIE</text:p>
          </table:table-cell>
          <table:table-cell office:value-type="string" calcext:value-type="string">
            <text:p>Directed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9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MULTIBODY SYSTEM DYNAMICS</text:p>
          </table:table-cell>
          <table:table-cell office:value-type="string" calcext:value-type="string">
            <text:p>Directed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USCLE &amp; NERVE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NEURAL PLASTICITY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NEURAL REGENERATION RESEARCH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NEUROLOGY INDIA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NEUROMUSCULAR DISORDERS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NEUROREHABILITATION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NEUROSCIENCE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OBERE EXTREMITAET-SCHULTER-ELLENBOGEN-HAND-UPPER EXTREMITY-SHOULDER ELBOW HAND</text:p>
          </table:table-cell>
          <table:table-cell office:value-type="string" calcext:value-type="string">
            <text:p>Directed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OPERATIVE NEUROSURGERY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OPERATIVE TECHNIQUE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table:style-name="ce1" office:value-type="string" calcext:value-type="string">
            <text:p>OPTOMECHATRONIC ACTUATORS MANIPULATION AND SYSTEMS CONTROL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 SURGERY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Directed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ORTHOPEDICS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OSTEOARTHRITIS AND CARTILAGE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AKISTAN JOURNAL OF MEDICAL SCIENCES</text:p>
          </table:table-cell>
          <table:table-cell office:value-type="string" calcext:value-type="string">
            <text:p>Directed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ATHOLOGY &amp; ONCOLOGY RESEARCH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PERIODICA POLYTECHNICA-CIVIL ENGINEERING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ERSONAL AND UBIQUITOUS COMPUTING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37" calcext:value-type="float">
            <text:p>10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3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CAL THERAPY REVIEWS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HYS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SCIENCE</text:p>
          </table:table-cell>
          <table:table-cell office:value-type="string" calcext:value-type="string">
            <text:p>Directed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lyés 2006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k 2014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 Baets 201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bari-Shandiz 2019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on 201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ren 2013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NESE JOURNAL OF PHYSIOLOG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isson 2017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PRESSE MEDICALE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RRENT ORTHOPAED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URNAL OF TRAUMA-INJURY INFECTION AND CRITICAL CAR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ICAL CYBERNET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 OF THE ASME SUMMER BIOENGINEERING CONFERENCE - 2007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PROCEEDINGS OF 2018 IEEE 9TH INTERNATIONAL CONFERENCE ON MECHANICAL AND INTELLIGENT MANUFACTURING TECHNOLOGIES (ICMIMT 2018)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ROCEEDINGS OF 2018 IEEE 9TH INTERNATIONAL CONFERENCE ON MECHANICAL AND INTELLIGENT MANUFACTURING TECHNOLOGIES (ICMIMT 2018)</text:p>
          </table:table-cell>
          <table:table-cell office:value-type="string" calcext:value-type="string">
            <text:p>Directed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ASME INTERNATIONAL DESIGN ENGINEERING TECHNICAL CONFERENCES AND COMPUTERS AND INFORMATION IN ENGINEERING CONFERENCE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ASME SUMMER BIOENGINEERING CONFERENCE - 2009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ASME SUMMER BIOENGINEERING CONFERENCE - 2013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63" calcext:value-type="float">
            <text:p>9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h 1998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PROSTHETICS AND ORTHOTICS INTERNATIONAL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PT A AND B</text:p>
          </table:table-cell>
          <table:table-cell office:value-type="string" calcext:value-type="string">
            <text:p>Directed</text:p>
          </table:table-cell>
          <table:table-cell office:value-type="float" office:value="916" calcext:value-type="float">
            <text:p>9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PT II</text:p>
          </table:table-cell>
          <table:table-cell office:value-type="string" calcext:value-type="string">
            <text:p>Directed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PT II</text:p>
          </table:table-cell>
          <table:table-cell office:value-type="string" calcext:value-type="string">
            <text:p>Directed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RANGE IMAGING</text:p>
          </table:table-cell>
          <table:table-cell office:value-type="string" calcext:value-type="string">
            <text:p>Directed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RAWAL MEDICAL JOURNAL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REPORTS OF PRACTICAL ONCOLOGY AND RADIOTHERAPY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REVISTA INTERNACIONAL DE MEDICINA Y CIENCIAS DE LA ACTIVIDAD FISICA Y DEL DEPORTE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REVISTA INTERNACIONAL DE MEDICINA Y CIENCIAS DE LA ACTIVIDAD FISICA Y DEL DEPORTE</text:p>
          </table:table-cell>
          <table:table-cell office:value-type="string" calcext:value-type="string">
            <text:p>Directed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REVISTA INTERNACIONAL DE METODOS NUMERICOS PARA CALCULO Y DISENO EN INGENIERIA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REVISTA INTERNACIONAL DE METODOS NUMERICOS PARA CALCULO Y DISENO EN INGENIERIA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RHEUMATIC DISEASE CLINICS OF NORTH AMERICA</text:p>
          </table:table-cell>
          <table:table-cell office:value-type="string" calcext:value-type="string">
            <text:p>Directed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L REVIEW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iels 1995</text:p>
          </table:table-cell>
          <table:table-cell office:value-type="string" calcext:value-type="string">
            <text:p>RIGAKURYOHO KAGAKU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ROBOTICS AND AUTONOMOUS SYSTEMS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NATIONAL JOURNAL OF SPORT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NEUROLOGICA SCANDINAVICA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ROBOTICS AND AUTOM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IERS IN COMPUTATIONAL NEUROSCIENC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LINEAR DYNAM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ner 2015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old 2011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heen 2011’’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CIA 2011</text:p>
          </table:table-cell>
          <table:table-cell office:value-type="string" calcext:value-type="string">
            <text:p>Directed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CIENCE CHINA-TECHNOLOGICAL SCIENCES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 2012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EMINARS IN PLASTIC SURGERY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’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rne 201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ini 201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öglund 2021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rel 2014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ren 2015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ezis 2015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ern 2009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 den Noort 2014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table:style-name="ce1" office:value-type="string" calcext:value-type="string">
            <text:p>SENSORS AND SMART STRUCTURES TECHNOLOGIES FOR CIVIL MECHANICAL AND AEROSPACE SYSTEMS 2018</text:p>
          </table:table-cell>
          <table:table-cell office:value-type="string" calcext:value-type="string">
            <text:p>Directed</text:p>
          </table:table-cell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HO2015: INTERNATIONAL SYMPOSIUM ON OCCUPATIONAL SAFETY AND HYGIENE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HO2015: INTERNATIONAL SYMPOSIUM ON OCCUPATIONAL SAFETY AND HYGIENE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ICOT-J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SOUTH AFRIC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 2005’’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PINE JOURNAL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yers 2006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s 2011’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gowski 2014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u 2012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kers 2007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PORTS MEDICINE</text:p>
          </table:table-cell>
          <table:table-cell office:value-type="string" calcext:value-type="string">
            <text:p>Directed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ey 2003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ce 2008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SPORTS MEDICINE-OPEN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yad 2006</text:p>
          </table:table-cell>
          <table:table-cell office:value-type="string" calcext:value-type="string">
            <text:p>SPRINGERPLUS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2005’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yer 2008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el 2012</text:p>
          </table:table-cell>
          <table:table-cell office:value-type="string" calcext:value-type="string">
            <text:p>TECHNIQUES IN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CCUPATIONAL AND ENVIRONMENTAL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ne 2007</text:p>
          </table:table-cell>
          <table:table-cell office:value-type="string" calcext:value-type="string">
            <text:p>TEXTILE RESEARCH JOURNAL</text:p>
          </table:table-cell>
          <table:table-cell office:value-type="string" calcext:value-type="string">
            <text:p>Directed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IZATION OF JOINT ROTATION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AND SPORTS 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FIRST CONFERENCE OF THE INTERNATIONAL SHOULDER GROUP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 BONE JOINT SURG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AND POSTUR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OPICS IN GERIATRIC REHABILITATION</text:p>
          </table:table-cell>
          <table:table-cell office:value-type="string" calcext:value-type="string">
            <text:p>Directed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TRAITEMENT DU SIGNAL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RANSLATIONAL SPORTS MEDICINE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Baets 2020</text:p>
          </table:table-cell>
          <table:table-cell office:value-type="string" calcext:value-type="string">
            <text:p>TURKISH JOURNAL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TURKISH JOURNAL OF PHYSIOTHERAPY REHABILITATION-TURK FIZYOTERAPI VE REHABILITASYON DERGISI</text:p>
          </table:table-cell>
          <table:table-cell office:value-type="string" calcext:value-type="string">
            <text:p>Directed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UNMANNED SYSTEMS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5 27TH ANNUAL INTERNATIONAL CONFERENCE OF THE IEEE ENGINEERING IN MEDICINE AND BIOLOGY SOCIET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S 1-7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IATR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table:style-name="ce1" office:value-type="string" calcext:value-type="string">
            <text:p>VIDEOMETRICS RANGE IMAGING AND APPLICATIONS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VISUAL COMPUTER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VOL 2: BIOMEDICAL AND BIOTECHNOLOGY</text:p>
          </table:table-cell>
          <table:table-cell office:value-type="string" calcext:value-type="string">
            <text:p>Directed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VOL III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CE 2011</text:p>
          </table:table-cell>
          <table:table-cell office:value-type="string" calcext:value-type="string">
            <text:p>Directed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ORLD CONGRESS ON ENGINEERING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pen 2005</text:p>
          </table:table-cell>
          <table:table-cell office:value-type="string" calcext:value-type="string">
            <text:p>WORLD JOURNAL OF ORTHOPEDICS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ti 2008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Directed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y 2006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Directed</text:p>
          </table:table-cell>
          <table:table-cell office:value-type="float" office:value="1054" calcext:value-type="float">
            <text:p>10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sbie 2008</text:p>
          </table:table-cell>
          <table:table-cell office:value-type="string" calcext:value-type="string">
            <text:p>WOUNDS-A COMPENDIUM OF CLINICAL RESEARCH AND PRACTICE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LTH AND QUALITY OF LIFE OUTCOME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ERCISE AND SPORT SCIENCES REVIEW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duna 2001</text:p>
          </table:table-cell>
          <table:table-cell office:value-type="string" calcext:value-type="string">
            <text:p>ZHURNAL VYSSHEI NERVNOI DEYATELNOSTI IMENI I P PAVLOVA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AND CLINICS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MEDICA OKAYAMA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 &amp; SCIENCE IN SPORTS &amp; EXERCISE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RONTIERS IN SPORTS AND ACTIVE LIVING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MEDICINE AND PHYSICAL FITNESS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CCUPATIONAL AND ENVIRONMENTAL MEDICINE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ILITARY MEDICINE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M&amp;R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JOURNAL OF PAIN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OCCUPATIONAL SAFETY AND ERGONOMICS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USCULOSKELETAL SCIENCE AND PRACTICE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TRANSLATIONAL MYOLOGY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2017 IEEE INTERNATIONAL CONFERENCE ON ROBOTICS AND BIOMIMETICS (IEEE ROBIO 2017)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CCUPATIONAL MEDICINE-OXFORD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ENVIRONMENTAL RESEARCH AND PUBLIC HEALTH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VOSI HETILAP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LOGICAL MEASUREMENT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NFERENCE ON ELECTRONICS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RHEUMATOLOGY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AESTHESIA PAIN &amp; INTENSIVE CARE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INDUSTRIAL ERGONOMICS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HYSICAL THERAPY SCIENCE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PROBLEMS OF PERFORMING ARTISTS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THERAPY IN SPORT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EVISTA BRASILEIRA DE FISIOTERAPIA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J OPEN SPORT &amp; EXERCISE MEDICINE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REHABILITATION MEDICINE-ARM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CLINICAL AND DIAGNOSTIC RESEARCH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LOGICAL REPORTS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ECHANICS IN MEDICINE AND BIOLOGY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J OPEN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HEUMATOLOGY INTERNATIONAL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FRONTIERS IN BIOENGINEERING AND BIOTECHNOLOGY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NCOLOGICA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APPLIED SPORT SCIENCE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MINARS IN MUSCULOSKELETAL RADIOLOGY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OPERATIVE TECHNIQUE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ANATOMY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MEDICINE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URGICAL ONCOLOGY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 BELGICA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ORTHOPAEDICS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OPICS IN GERIATRIC REHABILITATION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CLINICAL PRACTICE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 ET TRAUMATOLOGICA TURCICA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EDUCATION OF STUDENTS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BIOMECHANICS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AND SURGERY-AMERICAN VOLUME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REVISTA BRASILEIRA DE MEDICINA DO ESPORTE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NEUROLOGIC PHYSICAL THERAPY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XERCISE REHABILITATION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IENCIA &amp; SAUDE COLETIVA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ATHLETIC TRAINING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WORK-A JOURNAL OF PREVENTION ASSESSMENT &amp; REHABILITATION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XPERIMENTAL BRAIN RESEARCH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LEMENTARY THERAPIES IN CLINICAL PRACTICE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PPLIED BIONICS AND BIOMECHANICS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ALAYSIAN ORTHOPAEDIC JOURNAL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PPLIED ERGONOMICS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AIBAH UNIVERSITY MEDICAL SCIENCES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ANDINAVIAN JOURNAL OF PAIN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PAIN RESEARCH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THERAPY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UMAN MOVEMENT SCIENCE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PHYSIOLOGICA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CIENTIFIC REPORTS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TRENGTH AND CONDITIONING JOURNAL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ELECOMMUNICATIONS AND COMPUTERS - CETC 2013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ACK AND MUSCULOSKELETAL REHABILITATION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APPLIED PHYSIOLOGY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SPORT SCIENCE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RGONOMICS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GRI-THE JOURNAL OF THE TURKISH SOCIETY OF ALGOLOGY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BIOMECHANICS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USCLE &amp; NERVE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GING CLINICAL AND EXPERIMENTAL RESEARCH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THERAP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ANUAL &amp; MANIPULATIVE THERAPY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ODYWORK AND MOVEMENT THERAPIES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INAL CORD MEDICINE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OUTH AFRIC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IOMECHANICS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THLETIC THERAPY TODAY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MIR RESEARCH PROTOCOLS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AND THERAPY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ULTRASOUND IN MEDICINE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AKISTAN JOURNAL OF MEDICAL SCIENCES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EUROPEAN JOURNAL OF PHYSIOTHERAPY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EMINARS IN ARTHRITIS AND RHEUMATISM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NALS OF PHYSICAL AND REHABILITATION MEDICINE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GRATIVE CANCER THERAPIES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RTHOPAEDIC TRAUMA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OCCUPATIONAL HEALTH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SPORTS PHYSICAL THERAPY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CTA ORTHOPAEDICA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GAIT &amp; POSTURE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NATOMICAL SCIENCE INTERNATIONAL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CHIVES OF REHABILITATION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REHABILITATION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RANIAN JOURNAL OF PUBLIC HEALTH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S IN ORTHOPEDIC SURGERY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TURKIYE FIZIKSEL TIP VE REHABILITASYON DERGISI-TURKISH JOURNAL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NTERNATIONAL JOURNAL OF ATHLETIC THERAPY &amp; TRAINING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ZHURNAL VYSSHEI NERVNOI DEYATELNOSTI IMENI I P PAVLOVA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ANUAL THERAPY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MJ-BRITISH MEDICAL JOURNAL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OTHERAPY THEORY AND PRACTICE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A-LITHUANIA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HE PAKISTAN MEDICAL ASSOCIATION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URRENT SPORTS MEDICINE REPORTS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IAN AND SPORTSMEDICINE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NEUROPHYSIOLOGY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HYSICAL THERAPY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OMPUTER METHODS IN BIOMECHANICS AND BIOMEDICAL ENGINEERING-IMAGING AND VISUALIZATION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ISOKINETICS AND EXERCISE SCIENCE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MEDICINE INSIGHTS-ARTHRITIS AND MUSCULOSKELETAL DISORDERS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SCIENCES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ELL BIOCHEMISTRY AND BIOPHYSICS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SPORTS HEALTH-A MULTIDISCIPLINARY APPROACH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HYPOTHESES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IOMEDICAL HUMAN KINETICS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VE-JOURNAL OF VISUALIZED EXPERIMENTS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EERJ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MOTOR BEHAVIOR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BIOSCIENCE RESEARCH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HUMAN KINETICS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CPSP-JOURNAL OF THE COLLEGE OF PHYSICIANS AND SURGEONS PAKISTAN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AL JOURNAL OF SPORT MEDICINE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PORTS TRAUMATOLOGY AND RELATED RESEARCH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CLINICS IN SPORTS MEDICINE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ADVANCES IN INTEGRATIVE MEDICINE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dewig 2000</text:p>
          </table:table-cell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-BRITISH VOLUM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HROSCO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OPEAN JOURNAL OF APPLIED PHYSIOLOGY AND OCCUPATIONAL PHYSIOLOG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-AMERICAN VOLUM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-TRANSACTIONS OF THE ASM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JOURNAL OF INDUSTRIAL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GONOM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olha1.A1:Folha1.G20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6T15:58:34.547232503</meta:creation-date>
    <dc:date>2022-06-26T17:47:35.362175598</dc:date>
    <dc:creator>Lucas Beraldo</dc:creator>
    <meta:editing-duration>PT1H38M26S</meta:editing-duration>
    <meta:editing-cycles>5</meta:editing-cycles>
    <meta:generator>LibreOffice/6.4.7.2$Linux_X86_64 LibreOffice_project/40$Build-2</meta:generator>
    <meta:document-statistic meta:table-count="1" meta:cell-count="11167" meta:object-count="0"/>
  </office:meta>
</office:document-meta>
</file>